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6f4" officeooo:paragraph-rsid="000a26f4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a26f4" officeooo:paragraph-rsid="000a26f4" style:font-size-asian="22pt" style:font-weight-asian="bold" style:font-size-complex="2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ebsite Template</text:p>
      <text:p text:style-name="P1"/>
      <text:p text:style-name="P1"/>
      <text:p text:style-name="P1"><text:a xlink:type="simple" xlink:href="https://htmlcodex.com/demo/?item=1427" text:style-name="Internet_20_link" text:visited-style-name="Visited_20_Internet_20_Link">https://htmlcodex.com/demo/?item=1427</text:a></text:p>
      <text:p text:style-name="P1">https://htmlcodex.com/demo/?item=215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03:48:12.395190472</meta:creation-date>
    <dc:date>2024-06-30T03:54:05.116898571</dc:date>
    <meta:editing-duration>PT5M53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3" meta:word-count="4" meta:character-count="90" meta:non-whitespace-character-count="89"/>
  </office:meta>
</office:document-meta>
</file>